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1" style:family="table">
      <style:table-properties style:width="17.013cm" fo:margin-left="0cm" table:align="left"/>
    </style:style>
    <style:style style:name="Tablo1.A" style:family="table-column">
      <style:table-column-properties style:column-width="2.302cm"/>
    </style:style>
    <style:style style:name="Tablo1.B" style:family="table-column">
      <style:table-column-properties style:column-width="14.711cm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B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c9b3"/>
    </style:style>
    <style:style style:name="P2" style:family="paragraph" style:parent-style-name="Standard">
      <style:text-properties officeooo:rsid="0019fbd6" officeooo:paragraph-rsid="0019fbd6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8c9b3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9fbd6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9fbd6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18c9b3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9fbd6" style:font-size-asian="12pt" style:font-size-complex="12pt"/>
    </style:style>
    <style:style style:name="T4" style:family="text">
      <style:text-properties officeooo:rsid="0019fbd6"/>
    </style:style>
    <style:style style:name="T5" style:family="text">
      <style:text-properties officeooo:rsid="001b4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1"><text:span text:style-name="T1">DOMAIN(BUSINESS) RULES(TİCARİ KURALLAR)</text:span></text:p>
      <text:p text:style-name="P1"><text:span text:style-name="T1"/></text:p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3"><text:span text:style-name="T1">ID</text:span></text:p>
          </table:table-cell>
          <table:table-cell table:style-name="Tablo1.B1" office:value-type="string">
            <text:p text:style-name="P3"><text:span text:style-name="T1">RULE</text:span></text:p>
          </table:table-cell>
        </table:table-row>
        <table:table-row>
          <table:table-cell table:style-name="Tablo1.A2" office:value-type="string">
            <text:p text:style-name="P3"><text:span text:style-name="T2">Kural 1</text:span></text:p>
          </table:table-cell>
          <table:table-cell table:style-name="Tablo1.B2" office:value-type="string">
            <text:p text:style-name="P6"><text:span text:style-name="T2">Müşteriler <text:s/>belirli </text:span><text:span text:style-name="T3">durumlar </text:span><text:span text:style-name="T2"><text:s/></text:span><text:span text:style-name="T3">sağlandığında</text:span><text:span text:style-name="T2"> indirim </text:span><text:span text:style-name="T3">kazanır</text:span><text:span text:style-name="T2">.</text:span></text:p>
            <text:p text:style-name="P6"><text:span text:style-name="T2">- </text:span><text:span text:style-name="T3">Aylık 500 tl ve üzeri</text:span><text:span text:style-name="T2"> %10 indirim sağlanır.</text:span></text:p>
            <text:p text:style-name="P5"><text:span text:style-name="T2">-</text:span><text:span text:style-name="T3">Aylık 1000 tl ve üzeri</text:span><text:span text:style-name="T2"> %</text:span><text:span text:style-name="T3">2</text:span><text:span text:style-name="T2">0 indirim sağlanır.</text:span></text:p>
            <text:p text:style-name="P5"><text:span text:style-name="T2"/></text:p>
          </table:table-cell>
        </table:table-row>
        <table:table-row>
          <table:table-cell table:style-name="Tablo1.A2" office:value-type="string">
            <text:p text:style-name="P4"><text:span text:style-name="T2">Kural </text:span><text:span text:style-name="T3">2</text:span></text:p>
            <text:p text:style-name="P4"><text:span text:style-name="T3"/></text:p>
          </table:table-cell>
          <table:table-cell table:style-name="Tablo1.B2" office:value-type="string">
            <text:p text:style-name="Standard">Kazanılan indirim<text:span text:style-name="T4">den</text:span> <text:span text:style-name="T4">belirli koşullarla yararlanılır.</text:span></text:p>
            <text:p text:style-name="Standard">-<text:span text:style-name="T4">Telefonla verilen siparişlerde.</text:span></text:p>
            <text:p text:style-name="Standard">-<text:span text:style-name="T4">İşletme sayfası üzerinden verilen siparişlerde.</text:span></text:p>
            <text:p text:style-name="Standard">-<text:span text:style-name="T4">işletme içersinde abone numarası kullanılarak verilen siparişlerde.</text:span></text:p>
          </table:table-cell>
        </table:table-row>
        <table:table-row>
          <table:table-cell table:style-name="Tablo1.A2" office:value-type="string">
            <text:p text:style-name="P4"><text:span text:style-name="T2">Kural </text:span><text:span text:style-name="T3">3</text:span></text:p>
          </table:table-cell>
          <table:table-cell table:style-name="Tablo1.B2" office:value-type="string">
            <text:p text:style-name="P2">İndirim hakkınının geçerli olmadığı durumlar bütün siparişlerde geçerlidir.</text:p>
            <text:p text:style-name="P2">-işletmenin üyesi olduğu ağlar üzerinden verilen siparişler(yemek sepeti vb.)</text:p>
            <text:p text:style-name="P2">-<text:span text:style-name="T5">Başka aboneye ait abone numarası üzerinden verilen siparişler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sta </meta:initial-creator>
    <meta:creation-date>2014-03-18T01:53:33.742417291</meta:creation-date>
    <dc:date>2014-03-18T02:15:10.168665242</dc:date>
    <dc:creator>Avesta </dc:creator>
    <meta:editing-duration>PT16M10S</meta:editing-duration>
    <meta:editing-cycles>2</meta:editing-cycles>
    <meta:generator>LibreOffice/4.1.3.2$Linux_x86 LibreOffice_project/410m0$Build-2</meta:generator>
    <meta:document-statistic meta:table-count="1" meta:image-count="0" meta:object-count="0" meta:page-count="1" meta:paragraph-count="16" meta:word-count="79" meta:character-count="632" meta:non-whitespace-character-count="567"/>
  </office:meta>
</office:document-meta>
</file>